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Times New Roman'" style:font-family-generic="roman"/>
    <style:font-face style:name="FreeSans1" svg:font-family="FreeSans" style:font-family-generic="swiss"/>
    <style:font-face style:name="Liberation Sans" svg:font-family="'Liberation Sans', Arial" style:font-family-generic="swiss"/>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9bb0d" officeooo:paragraph-rsid="0009bb0d"/>
    </style:style>
    <style:style style:name="P2" style:family="paragraph" style:parent-style-name="Standard">
      <style:paragraph-properties fo:text-align="center" style:justify-single-word="false"/>
      <style:text-properties officeooo:rsid="0009bb0d" officeooo:paragraph-rsid="0009bb0d"/>
    </style:style>
    <style:style style:name="P3" style:family="paragraph" style:parent-style-name="Standard">
      <style:text-properties officeooo:rsid="000ae247" officeooo:paragraph-rsid="000ae247"/>
    </style:style>
    <style:style style:name="P4" style:family="paragraph" style:parent-style-name="Standard">
      <style:text-properties officeooo:rsid="0009bb0d" officeooo:paragraph-rsid="0009bb0d"/>
    </style:style>
    <style:style style:name="P5" style:family="paragraph" style:parent-style-name="Standard">
      <style:paragraph-properties fo:text-align="center" style:justify-single-word="false"/>
      <style:text-properties officeooo:rsid="000cd845" officeooo:paragraph-rsid="000cd845"/>
    </style:style>
    <style:style style:name="P6" style:family="paragraph" style:parent-style-name="Standard">
      <style:text-properties officeooo:rsid="000cd845" officeooo:paragraph-rsid="000cd845"/>
    </style:style>
    <style:style style:name="P7" style:family="paragraph" style:parent-style-name="Standard">
      <style:paragraph-properties fo:text-align="center" style:justify-single-word="false"/>
      <style:text-properties fo:font-size="14pt" fo:font-weight="bold" officeooo:rsid="000cd845" officeooo:paragraph-rsid="000cd845" style:font-weight-asian="bold" style:font-weight-complex="bold"/>
    </style:style>
    <style:style style:name="P8" style:family="paragraph" style:parent-style-name="Standard">
      <style:text-properties fo:font-size="14pt" fo:font-weight="bold" officeooo:rsid="0009bb0d" officeooo:paragraph-rsid="0009bb0d" style:font-weight-asian="bold" style:font-weight-complex="bold"/>
    </style:style>
    <style:style style:name="P9" style:family="paragraph" style:parent-style-name="Standard">
      <style:text-properties officeooo:rsid="000e7eec" officeooo:paragraph-rsid="000e7eec"/>
    </style:style>
    <style:style style:name="P10" style:family="paragraph" style:parent-style-name="Standard">
      <style:text-properties officeooo:rsid="000efd86" officeooo:paragraph-rsid="000efd86"/>
    </style:style>
    <style:style style:name="P11" style:family="paragraph" style:parent-style-name="Standard">
      <style:text-properties officeooo:rsid="00116f7c" officeooo:paragraph-rsid="00116f7c"/>
    </style:style>
    <style:style style:name="P12" style:family="paragraph" style:parent-style-name="Standard">
      <style:text-properties officeooo:rsid="0013f75b" officeooo:paragraph-rsid="0013f75b"/>
    </style:style>
    <style:style style:name="P13" style:family="paragraph" style:parent-style-name="Standard" style:master-page-name="">
      <loext:graphic-properties draw:fill="none"/>
      <style:paragraph-properties fo:margin-left="0in" fo:margin-right="0in" fo:text-indent="-0.0402in" style:auto-text-indent="false" style:page-number="auto" fo:background-color="transparent"/>
      <style:text-properties officeooo:rsid="001283da" officeooo:paragraph-rsid="001283da"/>
    </style:style>
    <style:style style:name="T1" style:family="text">
      <style:text-properties style:text-position="super 58%"/>
    </style:style>
    <style:style style:name="T2" style:family="text">
      <style:text-properties officeooo:rsid="000facc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esis Proposal</text:p>
      <text:p text:style-name="P2">Kristian Gonzalez</text:p>
      <text:p text:style-name="P2">Masters Mechatronics Student</text:p>
      <text:p text:style-name="P2">Hochschule Ravensburg Weingarten</text:p>
      <text:p text:style-name="P7">KJGNOTE: EVERYTHING HERE IS STILL A DRAFT, SO WRITE WHAT YOU FEEL COMFORTABLE WITH AND FIX IT WHEN YOU HAVE BETTER INFORMATION</text:p>
      <text:p text:style-name="P1"/>
      <text:p text:style-name="P5">Topic (aka working title): </text:p>
      <text:p text:style-name="P8">Introduction</text:p>
      <text:p text:style-name="P6"><text:span text:style-name="T2">A</text:span>s research continues to move forward in <text:span text:style-name="T2">3D object detection</text:span>, there arises a problem in the <text:span text:style-name="T2">amount of </text:span>data that <text:span text:style-name="T2">a deep learning algorithm </text:span>is given: how much data is enough for a computer to correctly estimate the 3D location of an object in space? In context of <text:span text:style-name="T2">detecting PEDESTRIANS in the KITTI DATASET, this paper seeks to determine how necessary a second camera may be in generating accurate 3D object proposals. </text:span></text:p>
      <text:p text:style-name="P6"/>
      <text:p text:style-name="P11">Needed: is there already a paper that investigates a comparison between single and double camera setups? </text:p>
      <text:p text:style-name="P1"/>
      <text:p text:style-name="P8">State of the Art / Related Work</text:p>
      <text:p text:style-name="P13">all the top methods on the kitti dataset use lidar. Out of the top 20 positions for “car”, 15 use lidar. Notably, those that don’t are Voxel-FPN, PFPN, MMV, DH-ARI, and ARPNET. None of these provide code or a paper (at first glance). </text:p>
      <text:p text:style-name="P1"/>
      <text:p text:style-name="P1"/>
      <text:p text:style-name="P12">From google searching:</text:p>
      <text:p text:style-name="P12"><text:a xlink:type="simple" xlink:href="https://www.cs.toronto.edu/~urtasun/publications/chen_etal_cvpr16.pdf" text:style-name="Internet_20_link" text:visited-style-name="Visited_20_Internet_20_Link">https://www.cs.toronto.edu/~urtasun/publications/chen_etal_cvpr16.pdf</text:a> (monocular 3d object detection for autonomous driving)</text:p>
      <text:p text:style-name="P1"/>
      <text:p text:style-name="P12"><text:a xlink:type="simple" xlink:href="http://abhijitkundu.info/Publications/3DRCNN_CVPR18.pdf" text:style-name="Internet_20_link" text:visited-style-name="Visited_20_Internet_20_Link">http://abhijitkundu.info/Publications/3DRCNN_CVPR18.pdf</text:a> (3D RCNN instance level 3D object reconstruction via render and compare)</text:p>
      <text:p text:style-name="P12"/>
      <text:p text:style-name="P12"/>
      <text:p text:style-name="P12"/>
      <text:p text:style-name="P8">Objective</text:p>
      <text:p text:style-name="P1"/>
      <text:p text:style-name="P1"/>
      <text:p text:style-name="P8">Project Outline</text:p>
      <text:p text:style-name="P1"/>
      <text:p text:style-name="P1"/>
      <text:p text:style-name="P8">Project Schedule</text:p>
      <text:p text:style-name="P9">kjgnote that this schedule should be populated with dates from start to finish. Be sure to include all relevant steps too! </text:p>
      <text:p text:style-name="P1"/>
      <text:p text:style-name="P10">March 15: literature search complete</text:p>
      <text:p text:style-name="P10">March 20: proposal given</text:p>
      <text:p text:style-name="P10">Apr 1: project start</text:p>
      <text:p text:style-name="P10"><text:soft-page-break/>June 1: 1<text:span text:style-name="T1">st</text:span> draft of report complete, contains a progress report. Regardless of what results are</text:p>
      <text:p text:style-name="P10"/>
      <text:p text:style-name="P10"/>
      <text:p text:style-name="P10"/>
      <text:p text:style-name="P10">Sep 30: project end / report due</text:p>
      <text:p text:style-name="P1"/>
      <text:p text:style-name="P1"/>
      <text:p text:style-name="P1"/>
      <text:p text:style-name="P1">Literature</text:p>
      <text:p text:style-name="P1"/>
      <text:p text:style-name="P1"/>
      <text:p text:style-name="P1"/>
      <text:p text:style-name="P1"/>
      <text:p text:style-name="P3">raw_text:</text:p>
      <text:p text:style-name="P3">so, a major thing that you really gotta fucking do is a literature search. really understand what the hell is going on in the field. on top of that, you need to come up with about a 1.5 pg proposal on what you really want to do. this should be simple enough, just write a narrow, achievable estimate of what you think the project will be like and what your milestones / plan is.</text:p>
      <text:p text:style-name="P3"/>
      <text:p text:style-name="P3">must have this done by 3 weeks from now.</text:p>
      <text:p text:style-name="P3"/>
      <text:p text:style-name="P3">what is a literature search? it's when you take a look around at what everyone else has done and basically say "ok, this is what exists, so what's missing?". at that point, you're better equipped to both answer your own question and perhaps even a new question that hasn't been answered.</text:p>
      <text:p text:style-name="P3"/>
      <text:p text:style-name="P3"/>
      <text:p text:style-name="P3">* what are you detecting? pedestrians, cars, or some kind of nearby/slow objects</text:p>
      <text:p text:style-name="P3">* what are you comparing? monocamera vs stereo camera</text:p>
      <text:p text:style-name="P3"/>
      <text:p text:style-name="P3"/>
      <text:p text:style-name="P3"/>
      <text:p text:style-name="P3"/>
      <text:p text:style-name="P3"/>
      <text:p text:style-name="P3"/>
      <text:p text:style-name="P3"/>
      <text:p text:style-name="P3">don't do the hard or easy thing, do the achievable thing.</text:p>
      <text:p text:style-name="P3"/>
      <text:p text:style-name="P3"/>
      <text:p text:style-name="P3">try to have an accurate statement: </text:p>
      <text:p text:style-name="P3">comparison of monocular and binocular (?) cameras in 3D localization estimation of pedestrians using the KITTI datas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Times New Roman'" style:font-family-generic="roman"/>
    <style:font-face style:name="FreeSans1" svg:font-family="FreeSans" style:font-family-generic="swiss"/>
    <style:font-face style:name="Liberation Sans" svg:font-family="'Liberation Sans', Arial" style:font-family-generic="swiss"/>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Liberation Serif" fo:font-family="'Liberation Serif', '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Liberation Serif" fo:font-family="'Liberation Serif', '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erif" fo:font-family="'Liberation Serif', 'Times New Roman'" style:font-family-generic="roman"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1T16:29:15.231690990</meta:creation-date>
    <dc:date>2019-02-21T17:35:42.538239875</dc:date>
    <meta:editing-duration>PT32M38S</meta:editing-duration>
    <meta:editing-cycles>9</meta:editing-cycles>
    <meta:generator>LibreOffice/5.1.6.2$Linux_X86_64 LibreOffice_project/10m0$Build-2</meta:generator>
    <meta:document-statistic meta:table-count="0" meta:image-count="0" meta:object-count="0" meta:page-count="2" meta:paragraph-count="33" meta:word-count="452" meta:character-count="2757" meta:non-whitespace-character-count="2332"/>
  </office:meta>
</office:document-meta>
</file>